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1.804cm" fo:margin-left="3.459cm" fo:break-before="auto" fo:break-after="auto" table:align="left" fo:keep-with-next="auto" style:may-break-between-rows="true" table:border-model="separating"/>
    </style:style>
    <style:style style:name="Tableau2.A" style:family="table-column">
      <style:table-column-properties style:column-width="8.793cm"/>
    </style:style>
    <style:style style:name="Tableau2.B" style:family="table-column">
      <style:table-column-properties style:column-width="0.711cm"/>
    </style:style>
    <style:style style:name="Tableau2.C" style:family="table-column">
      <style:table-column-properties style:column-width="2.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eeeee" fo:padding="0.049cm" fo:border-left="none" fo:border-right="none" fo:border-top="2pt solid #000000" fo:border-bottom="none" style:writing-mode="page">
        <style:background-image/>
      </style:table-cell-properties>
    </style:style>
    <style:style style:name="Tableau2.A2" style:family="table-cell">
      <style:table-cell-properties fo:background-color="#eeeeee" fo:padding="0cm" fo:border="none" style:writing-mode="page">
        <style:background-image/>
      </style:table-cell-properties>
    </style:style>
    <style:style style:name="Tableau2.A3" style:family="table-cell">
      <style:table-cell-properties fo:background-color="transparent" fo:padding="0.04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" style:display-name="fees_details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fees_5f_details.A" style:display-name="fees_details.A" style:family="table-column">
      <style:table-column-properties style:column-width="2.402cm"/>
    </style:style>
    <style:style style:name="fees_5f_details.B" style:display-name="fees_details.B" style:family="table-column">
      <style:table-column-properties style:column-width="4.498cm"/>
    </style:style>
    <style:style style:name="fees_5f_details.C" style:display-name="fees_details.C" style:family="table-column">
      <style:table-column-properties style:column-width="3cm"/>
    </style:style>
    <style:style style:name="fees_5f_details.D" style:display-name="fees_details.D" style:family="table-column">
      <style:table-column-properties style:column-width="3.2cm"/>
    </style:style>
    <style:style style:name="fees_5f_details.F" style:display-name="fees_details.F" style:family="table-column">
      <style:table-column-properties style:column-width="2.499cm"/>
    </style:style>
    <style:style style:name="fees_5f_details.1" style:display-name="fees_details.1" style:family="table-row">
      <style:table-row-properties fo:keep-together="always"/>
    </style:style>
    <style:style style:name="fees_5f_details.A1" style:display-name="fees_details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.A2" style:display-name="fees_detail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fees_5f_details.B2" style:display-name="fees_details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5.902cm"/>
    </style:style>
    <style:style style:name="Tableau1.C" style:family="table-column">
      <style:table-column-properties style:column-width="4.701cm"/>
    </style:style>
    <style:style style:name="Tableau1.D" style:family="table-column">
      <style:table-column-properties style:column-width="5.001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" style:family="table">
      <style:table-properties style:width="18.8cm" fo:margin-top="0.6cm" fo:margin-bottom="0cm" fo:break-before="auto" fo:break-after="auto" table:align="center" fo:background-color="transparent" fo:keep-with-next="auto" style:may-break-between-rows="true" style:writing-mode="page" table:border-model="collapsing">
        <style:background-image/>
      </style:table-properties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3.699cm"/>
    </style:style>
    <style:style style:name="Tableau3.C" style:family="table-column">
      <style:table-column-properties style:column-width="3.3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3.A4" style:family="table-cell">
      <style:table-cell-properties style:vertical-align="middle" fo:background-color="#eeeeee" fo:padding="0cm" fo:border-left="none" fo:border-right="none" fo:border-top="none" fo:border-bottom="2pt solid #000000" style:writing-mode="page">
        <style:background-image/>
      </style:table-cell-properties>
    </style:style>
    <style:style style:name="Tableau3.B4" style:family="table-cell" style:data-style-name="N10000">
      <style:table-cell-properties style:vertical-align="middle" fo:background-color="#eeeeee" fo:padding="0cm" fo:border-left="none" fo:border-right="none" fo:border-top="none" fo:border-bottom="2pt solid #000000" style:writing-mode="page">
        <style:background-image/>
      </style:table-cell-properties>
    </style:style>
    <style:style style:name="Tableau3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521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1bec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5215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0261f6" officeooo:paragraph-rsid="0201ea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font-name="Arial1"/>
    </style:style>
    <style:style style:name="P12" style:family="paragraph" style:parent-style-name="Frame_20_contents">
      <style:text-properties officeooo:rsid="0203af8c" officeooo:paragraph-rsid="0203af8c"/>
    </style:style>
    <style:style style:name="P1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5" style:family="paragraph" style:parent-style-name="Header">
      <style:paragraph-properties fo:text-align="end" style:justify-single-word="false"/>
      <style:text-properties officeooo:paragraph-rsid="00c027cd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20e8815"/>
    </style:style>
    <style:style style:name="P19" style:family="paragraph" style:parent-style-name="Standard">
      <style:text-properties officeooo:paragraph-rsid="0227059c"/>
    </style:style>
    <style:style style:name="P20" style:family="paragraph" style:parent-style-name="Standard">
      <style:text-properties officeooo:paragraph-rsid="024041c2"/>
    </style:style>
    <style:style style:name="P21" style:family="paragraph" style:parent-style-name="Standard">
      <style:text-properties officeooo:paragraph-rsid="0242eff2"/>
    </style:style>
    <style:style style:name="P22" style:family="paragraph" style:parent-style-name="Standard">
      <style:text-properties style:font-name="Arial1" fo:font-size="8pt" officeooo:rsid="0227059c" officeooo:paragraph-rsid="0242eff2" style:font-size-asian="8pt" style:font-size-complex="8pt"/>
    </style:style>
    <style:style style:name="P23" style:family="paragraph" style:parent-style-name="Standard">
      <style:text-properties officeooo:paragraph-rsid="02521523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2763ae" officeooo:paragraph-rsid="01eafc4a" style:font-size-asian="11pt" style:font-size-complex="11pt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02763ae" officeooo:paragraph-rsid="0218a250" style:font-size-asian="11pt" style:font-size-complex="11pt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2eaaf3" style:font-size-asian="11pt" style:font-size-complex="11pt"/>
    </style:style>
    <style:style style:name="P2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203af8c" officeooo:paragraph-rsid="0218a250" style:font-size-asian="11pt" style:font-size-complex="11pt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8pt" officeooo:rsid="022933f3" officeooo:paragraph-rsid="02521523" style:font-size-asian="8pt" style:font-size-complex="8pt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1bec5d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933f3"/>
    </style:style>
    <style:style style:name="P33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01ea43"/>
    </style:style>
    <style:style style:name="P34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bec5d"/>
    </style:style>
    <style:style style:name="P35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497a4"/>
    </style:style>
    <style:style style:name="P36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521523"/>
    </style:style>
    <style:style style:name="P3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547a3b"/>
    </style:style>
    <style:style style:name="P3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6507d5"/>
    </style:style>
    <style:style style:name="P39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497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bec5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5215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2763ae" officeooo:paragraph-rsid="0252152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 style:shadow="none">
        <style:tab-stops/>
      </style:paragraph-properties>
      <style:text-properties officeooo:paragraph-rsid="02547a3b"/>
    </style:style>
    <style:style style:name="P4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01ea43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1bec5d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547a3b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1f08ac" officeooo:paragraph-rsid="021f08ac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503c8e" officeooo:paragraph-rsid="024c0276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521523" officeooo:paragraph-rsid="02547a3b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6507d5" officeooo:paragraph-rsid="026507d5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6d86f6" officeooo:paragraph-rsid="02547a3b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6507d5" officeooo:paragraph-rsid="026507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Heading_20_2">
      <style:text-properties officeooo:rsid="0218a250"/>
    </style:style>
    <style:style style:name="P54" style:family="paragraph" style:parent-style-name="Heading_20_2" style:list-style-name=""/>
    <style:style style:name="P55" style:family="paragraph" style:parent-style-name="Heading_20_2">
      <style:paragraph-properties fo:break-before="page"/>
      <style:text-properties officeooo:rsid="0218a250"/>
    </style:style>
    <style:style style:name="P56" style:family="paragraph" style:parent-style-name="Heading_20_2">
      <style:paragraph-properties fo:text-align="center" style:justify-single-word="false" fo:break-before="page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22933f3" style:font-size-asian="8pt" style:font-size-complex="8pt"/>
    </style:style>
    <style:style style:name="T3" style:family="text">
      <style:text-properties style:font-name="Arial1" fo:font-size="11pt" officeooo:rsid="020acdd0" style:font-size-asian="11pt" style:font-size-complex="11pt"/>
    </style:style>
    <style:style style:name="T4" style:family="text">
      <style:text-properties style:font-name="Arial1" fo:font-size="11pt" officeooo:rsid="0210cc78" style:font-size-asian="11pt" style:font-size-complex="11pt"/>
    </style:style>
    <style:style style:name="T5" style:family="text">
      <style:text-properties style:font-name="Arial1" fo:font-size="11pt" officeooo:rsid="02296a5f" style:font-size-asian="11pt" style:font-size-complex="11pt"/>
    </style:style>
    <style:style style:name="T6" style:family="text">
      <style:text-properties style:font-name="Arial1" fo:font-size="10pt" officeooo:rsid="01f348c9" style:font-size-asian="10pt" style:font-size-complex="10pt"/>
    </style:style>
    <style:style style:name="T7" style:family="text">
      <style:text-properties style:font-name="Arial1" fo:font-size="10pt" officeooo:rsid="0200f2e1" style:font-size-asian="10pt" style:font-size-complex="10pt"/>
    </style:style>
    <style:style style:name="T8" style:family="text">
      <style:text-properties style:font-name="Arial1" fo:font-size="10pt" officeooo:rsid="01e3cd57" style:font-size-asian="10pt" style:font-size-complex="10pt"/>
    </style:style>
    <style:style style:name="T9" style:family="text">
      <style:text-properties style:font-name="Arial1" fo:font-size="10pt" officeooo:rsid="02280132" style:font-size-asian="10pt" style:font-size-complex="10pt"/>
    </style:style>
    <style:style style:name="T10" style:family="text">
      <style:text-properties style:font-name="Arial1" fo:font-size="10pt" officeooo:rsid="022b71a1" style:font-size-asian="10pt" style:font-size-complex="10pt"/>
    </style:style>
    <style:style style:name="T11" style:family="text">
      <style:text-properties style:font-name="Arial1" fo:font-size="10pt" officeooo:rsid="022c476c" style:font-size-asian="10pt" style:font-size-complex="10pt"/>
    </style:style>
    <style:style style:name="T12" style:family="text">
      <style:text-properties style:font-name="Arial1" fo:font-size="10pt" officeooo:rsid="0253b45f" style:font-size-asian="10pt" style:font-size-complex="10pt"/>
    </style:style>
    <style:style style:name="T13" style:family="text">
      <style:text-properties style:font-name="Arial1" fo:font-size="10pt" officeooo:rsid="026507d5" style:font-size-asian="10pt" style:font-size-complex="10pt"/>
    </style:style>
    <style:style style:name="T14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1" fo:font-size="7pt" officeooo:rsid="00d2f3b4" style:font-size-asian="7pt" style:font-size-complex="7pt"/>
    </style:style>
    <style:style style:name="T16" style:family="text">
      <style:text-properties style:font-name="Arial1" fo:font-size="7pt" officeooo:rsid="00d936c0" style:font-size-asian="7pt" style:font-size-complex="7pt"/>
    </style:style>
    <style:style style:name="T17" style:family="text">
      <style:text-properties style:font-name="Arial1" fo:font-size="7pt" officeooo:rsid="022b1d37" style:font-size-asian="7pt" style:font-size-complex="7pt"/>
    </style:style>
    <style:style style:name="T18" style:family="text">
      <style:text-properties style:font-name="Arial1" fo:font-size="7pt" officeooo:rsid="02271140" style:font-size-asian="7pt" style:font-size-complex="7pt"/>
    </style:style>
    <style:style style:name="T19" style:family="text">
      <style:text-properties style:font-name="Arial1" fo:font-size="7pt" officeooo:rsid="0227059c" style:font-size-asian="7pt" style:font-size-complex="7pt"/>
    </style:style>
    <style:style style:name="T20" style:family="text">
      <style:text-properties style:font-name="Arial1" fo:font-size="7pt" officeooo:rsid="023ec4ac" style:font-size-asian="7pt" style:font-size-complex="7pt"/>
    </style:style>
    <style:style style:name="T21" style:family="text">
      <style:text-properties style:font-name="Arial1" fo:font-size="7pt" officeooo:rsid="024041c2" style:font-size-asian="7pt" style:font-size-complex="7pt"/>
    </style:style>
    <style:style style:name="T22" style:family="text">
      <style:text-properties style:font-name="Arial1" fo:font-size="7pt" officeooo:rsid="0242eff2" style:font-size-asian="7pt" style:font-size-complex="7pt"/>
    </style:style>
    <style:style style:name="T23" style:family="text">
      <style:text-properties style:font-name="Arial1" fo:font-size="7pt" officeooo:rsid="0253b45f" style:font-size-asian="7pt" style:font-size-complex="7pt"/>
    </style:style>
    <style:style style:name="T24" style:family="text">
      <style:text-properties officeooo:rsid="01541986"/>
    </style:style>
    <style:style style:name="T25" style:family="text">
      <style:text-properties officeooo:rsid="0151f0c8"/>
    </style:style>
    <style:style style:name="T26" style:family="text">
      <style:text-properties officeooo:rsid="01facca3"/>
    </style:style>
    <style:style style:name="T27" style:family="text">
      <style:text-properties fo:font-size="10pt" officeooo:rsid="0227059c" style:font-size-asian="10pt" style:font-size-complex="10pt"/>
    </style:style>
    <style:style style:name="T28" style:family="text">
      <style:text-properties fo:font-size="10pt" officeooo:rsid="01e3cd57" style:font-size-asian="10pt" style:font-size-complex="10pt"/>
    </style:style>
    <style:style style:name="T29" style:family="text">
      <style:text-properties fo:font-size="10pt" officeooo:rsid="0253b45f" style:font-size-asian="10pt" style:font-size-complex="10pt"/>
    </style:style>
    <style:style style:name="T30" style:family="text">
      <style:text-properties fo:font-size="10pt" officeooo:rsid="022c476c" style:font-size-asian="10pt" style:font-size-complex="10pt"/>
    </style:style>
    <style:style style:name="T31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149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4e7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c476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235c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officeooo:rsid="021f08ac"/>
    </style:style>
    <style:style style:name="T36" style:family="text">
      <style:text-properties officeooo:rsid="02468efe"/>
    </style:style>
    <style:style style:name="T37" style:family="text">
      <style:text-properties officeooo:rsid="024a132d"/>
    </style:style>
    <style:style style:name="T38" style:family="text">
      <style:text-properties officeooo:rsid="024ac4f9"/>
    </style:style>
    <style:style style:name="T39" style:family="text">
      <style:text-properties officeooo:rsid="024e9213"/>
    </style:style>
    <style:style style:name="T40" style:family="text">
      <style:text-properties officeooo:rsid="02547a3b"/>
    </style:style>
    <style:style style:name="T41" style:family="text">
      <style:text-properties fo:font-size="7pt" officeooo:rsid="01e3cd57" style:font-size-asian="7pt" style:font-size-complex="7pt"/>
    </style:style>
    <style:style style:name="T42" style:family="text">
      <style:text-properties officeooo:rsid="02672ba7"/>
    </style:style>
    <style:style style:name="T43" style:family="text">
      <style:text-properties officeooo:rsid="02786fae"/>
    </style:style>
    <style:style style:name="T44" style:family="text">
      <style:text-properties style:font-name="Arial1"/>
    </style:style>
    <style:style style:name="T45" style:family="text">
      <style:text-properties style:font-name="Arial1" fo:font-size="10pt" style:font-size-asian="10pt" style:font-size-complex="10pt"/>
    </style:style>
    <style:style style:name="T46" style:family="text">
      <style:text-properties style:font-name="Arial1" fo:font-size="10pt" officeooo:rsid="022c476c" style:font-size-asian="10pt" style:font-size-complex="10pt"/>
    </style:style>
    <style:style style:name="T47" style:family="text">
      <style:text-properties style:font-name="Arial1" officeooo:rsid="022c476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Supplier name" text:name="py3o.o.partner_id.display_name"/>
        <text:user-field-decl office:value-type="string" office:string-value="Computation name" text:name="py3o.o.display_name"/>
        <text:user-field-decl office:value-type="float" office:value="0" text:name="py3o.detail.fees"/>
        <text:user-field-decl office:value-type="string" office:string-value="Detail device" text:name="py3o.detail.lot_id.name"/>
        <text:user-field-decl office:value-type="string" office:string-value="Detail contract name" text:name="py3o.detail.contract_id.name"/>
        <text:user-field-decl office:value-type="float" office:value="0" text:name="py3o.o.fees"/>
        <text:user-field-decl office:value-type="string" office:string-value="Company Currency" text:name="py3o.user.company_id.currency_id"/>
        <text:user-field-decl office:value-type="string" office:string-value="Company Currency" text:name="py3o.user.company_id.currency_id.symbol"/>
        <text:user-field-decl office:value-type="string" office:string-value="Fees Definition Name" text:name="py3o.o.fees_defintion_id.name"/>
        <text:user-field-decl office:value-type="string" office:string-value="Computation date" text:name="py3o.until_date"/>
        <text:user-field-decl office:value-type="string" office:string-value="Fees Definition Name" text:name="py3o.o.fees_definition_id.name"/>
        <text:user-field-decl office:value-type="string" office:string-value="Formatted fees" text:name="py3o.formatted_fees"/>
        <text:user-field-decl office:value-type="string" office:string-value="Formatted to invoice" text:name="py3o.formatted_to_invoice"/>
        <text:user-field-decl office:value-type="string" office:string-value="Formatted invoiced" text:name="py3o.formatted_invoices"/>
        <text:user-field-decl office:value-type="string" office:string-value="Formatted invoiced" text:name="py3o.formatted_invoiced"/>
        <text:user-field-decl office:value-type="string" office:string-value="Device product detailed name" text:name="py3o.device.product_id.display_name"/>
      </text:user-field-decls>
      <text:p text:style-name="P58"><text:a xlink:type="simple" xlink:href="py3o://for=%22obj%20in%20objects%22" text:style-name="Internet_20_link" text:visited-style-name="Visited_20_Internet_20_Link"><text:span text:style-name="T15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15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6">with="o=obj.with_context(lang=lang)"</text:span></text:a></text:p>
      <text:p text:style-name="P18"><text:a xlink:type="simple" xlink:href="py3o://with=%22until_date=o_format_date(o.until_date,%20lang_code=lang)%22" text:style-name="Internet_20_link" text:visited-style-name="Visited_20_Internet_20_Link"><text:span text:style-name="T17">with="until_date=o_format_date(o.until_date, lang_code=lang)"</text:span></text:a></text:p>
      <text:p text:style-name="P19"><text:a xlink:type="simple" xlink:href="py3o://with=%22rental_details=o.rental_details()%22" text:style-name="Internet_20_link" text:visited-style-name="Visited_20_Internet_20_Link"><text:span text:style-name="T18">with="rental_details=o.rental_details()"</text:span></text:a></text:p>
      <text:p text:style-name="P19"><text:a xlink:type="simple" xlink:href="py3o://with=%22compensation_details=o.compensation_details()%22" text:style-name="Internet_20_link" text:visited-style-name="Visited_20_Internet_20_Link"><text:span text:style-name="T19">with="compensation_details=o.compensation_details()"</text:span></text:a></text:p>
      <text:p text:style-name="P23"><text:a xlink:type="simple" xlink:href="py3o://with=%22per_device_revenues=o.per_device_revenues()%22" text:style-name="Internet_20_link" text:visited-style-name="Visited_20_Internet_20_Link"><text:span text:style-name="T23">with="per_device_revenues=o.per_device_revenues()"</text:span></text:a></text:p>
      <text:p text:style-name="P23"><text:a xlink:type="simple" xlink:href="py3o://with=%22formatted_fees=o_format_lang(o.fees,%20monetary=True,%20currency_obj=user.company_id.currency_id,%20lang_code=lang)%22" text:style-name="Internet_20_link" text:visited-style-name="Visited_20_Internet_20_Link"><text:span text:style-name="T20">with="formatted_fees=o_format_lang(o.fees, monetary=True, currency_obj=user.company_id.currency_id, lang_code=lang)"</text:span></text:a></text:p>
      <text:p text:style-name="P20"><text:a xlink:type="simple" xlink:href="py3o://with=%22formatted_to_invoice=o_format_lang(o.amount_to_be_invoiced(),%20monetary=True,%20currency_obj=user.company_id.currency_id,%20lang_code=lang)%22" text:style-name="Internet_20_link" text:visited-style-name="Visited_20_Internet_20_Link"><text:span text:style-name="T21">with="formatted_to_invoice=o_format_lang(o.amount_to_be_invoiced(), monetary=True, currency_obj=user.company_id.currency_id, lang_code=lang)"</text:span></text:a></text:p>
      <text:p text:style-name="P21"><text:a xlink:type="simple" xlink:href="py3o://with=%22formatted_invoiced=o_format_lang(o.fees%20-%20o.amount_to_be_invoiced(),%20monetary=True,%20currency_obj=user.company_id.currency_id,%20lang_code=lang)%22" text:style-name="Internet_20_link" text:visited-style-name="Visited_20_Internet_20_Link"><text:span text:style-name="T22">with="formatted_invoiced=o_format_lang(o.fees - o.amount_to_be_invoiced(), monetary=True, currency_obj=user.company_id.currency_id, lang_code=lang)"</text:span></text:a></text:p>
      <text:p text:style-name="P22"/>
      <text:h text:style-name="Heading_20_1" text:outline-level="1"><text:user-field-get text:name="py3o.o.fees_definition_id.name">Fees Definition Name</text:user-field-get></text:h>
      <text:p text:style-name="Subtitle"><text:span text:style-name="T5">S</text:span><text:span text:style-name="T4">ituation at date:</text:span><text:span text:style-name="T3"> </text:span><text:span text:style-name="T3"><text:user-field-get text:name="py3o.until_date">Computation date</text:user-field-get></text:span></text:p>
      <text:p text:style-name="P27"/>
      <text:p text:style-name="P29"/>
      <table:table table:name="Tableau2" table:style-name="Tableau2" table:template-name="Financier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Fees since the beginning of the agreement</text:p>
          </table:table-cell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10"><text:user-field-get text:name="py3o.formatted_fees">Formatted fees</text:user-field-get></text:p>
          </table:table-cell>
        </table:table-row>
        <table:table-row table:style-name="Tableau2.1">
          <table:table-cell table:style-name="Tableau2.A2" office:value-type="string">
            <text:p text:style-name="P9">- Fees already invoice<text:span text:style-name="T37">d</text:span>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1"><text:span text:style-name="T34">- </text:span><text:span text:style-name="T34"><text:user-field-get text:name="py3o.formatted_invoiced">Formatted invoiced</text:user-field-get></text:span></text:p>
          </table:table-cell>
        </table:table-row>
        <table:table-row>
          <table:table-cell table:style-name="Tableau2.A3" office:value-type="string">
            <text:p text:style-name="P9"><text:span text:style-name="T36">= </text:span>Fees to be invoice<text:span text:style-name="T38">d</text:span></text:p>
          </table:table-cell>
          <table:table-cell table:style-name="Tableau2.A3" office:value-type="string">
            <text:p text:style-name="P10"/>
          </table:table-cell>
          <table:table-cell table:style-name="Tableau2.A3" office:value-type="string">
            <text:p text:style-name="P10"><text:user-field-get text:name="py3o.formatted_to_invoice">Formatted to invoice</text:user-field-get></text:p>
          </table:table-cell>
        </table:table-row>
      </table:table>
      <text:p text:style-name="P28"/>
      <text:h text:style-name="P53" text:outline-level="2">Detailed rental fees since the beginning of the agreement</text:h>
      <table:table table:name="fees_details" table:style-name="fees_5f_details" table:template-name="Élégant">
        <table:table-column table:style-name="fees_5f_details.A"/>
        <table:table-column table:style-name="fees_5f_details.B"/>
        <table:table-column table:style-name="fees_5f_details.C"/>
        <table:table-column table:style-name="fees_5f_details.D" table:number-columns-repeated="2"/>
        <table:table-column table:style-name="fees_5f_details.F"/>
        <table:table-header-rows>
          <table:table-row table:style-name="fees_5f_details.1">
            <table:table-cell table:style-name="fees_5f_details.A1" office:value-type="string">
              <text:p text:style-name="P44">Fees <text:span text:style-name="T26">(</text:span><text:span text:style-name="T26"><text:user-field-get text:name="py3o.user.company_id.currency_id.symbol">Company Currency</text:user-field-get></text:span><text:span text:style-name="T26">)</text:span></text:p>
            </table:table-cell>
            <table:table-cell table:style-name="fees_5f_details.A1" office:value-type="string">
              <text:p text:style-name="P44">Device</text:p>
            </table:table-cell>
            <table:table-cell table:style-name="fees_5f_details.A1" office:value-type="string">
              <text:p text:style-name="P44">Rental ref</text:p>
            </table:table-cell>
            <table:table-cell table:style-name="fees_5f_details.A1" office:value-type="string">
              <text:p text:style-name="P44">Period start</text:p>
            </table:table-cell>
            <table:table-cell table:style-name="fees_5f_details.A1" office:value-type="string">
              <text:p text:style-name="P44">Period end</text:p>
            </table:table-cell>
            <table:table-cell table:style-name="fees_5f_details.A1" office:value-type="string">
              <text:p text:style-name="P8">Current fees</text:p>
            </table:table-cell>
          </table:table-row>
        </table:table-header-rows>
        <table:table-row table:style-name="fees_5f_details.1">
          <table:table-cell table:style-name="fees_5f_details.A2" office:value-type="string">
            <text:p text:style-name="P33"><text:a xlink:type="simple" xlink:href="py3o://for=%22detail%20in%20rental_details%22" text:style-name="Internet_20_link" text:visited-style-name="Visited_20_Internet_20_Link"><text:span text:style-name="T9">for="detail in rental_details"</text:span></text:a></text:p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  <table:table-cell table:style-name="fees_5f_details.B2">
            <text:p text:style-name="P5"/>
          </table:table-cell>
        </table:table-row>
        <table:table-row table:style-name="fees_5f_details.1">
          <table:table-cell table:style-name="fees_5f_details.A2" office:value-type="string">
            <text:p text:style-name="P33"><text:a xlink:type="simple" xlink:href="py3o://function=%22o_format_lang(detail.fees,%20monetary=True,%20lang_code=lang)%22" text:style-name="Internet_20_link" text:visited-style-name="Visited_20_Internet_20_Link"><text:span text:style-name="T11">function="o_format_lang(detail.fees, monetary=True, lang_code=lang)"</text:span></text:a></text:p>
          </table:table-cell>
          <table:table-cell table:style-name="fees_5f_details.A2" office:value-type="string">
            <text:p text:style-name="Standard"><text:a xlink:type="simple" xlink:href="py3o://function=%22detail.lot_id.name%22" text:style-name="Internet_20_link" text:visited-style-name="Visited_20_Internet_20_Link"><text:span text:style-name="T45">function="detail.lot_id.name"</text:span></text:a></text:p>
          </table:table-cell>
          <table:table-cell table:style-name="fees_5f_details.A2" office:value-type="string">
            <text:p text:style-name="Standard"><text:a xlink:type="simple" xlink:href="py3o://function=%22detail.contract_id.name%22" text:style-name="Internet_20_link" text:visited-style-name="Visited_20_Internet_20_Link"><text:span text:style-name="T45">function="detail.contract_id.name"</text:span></text:a></text:p>
          </table:table-cell>
          <table:table-cell table:style-name="fees_5f_details.A2" office:value-type="string">
            <text:p text:style-name="Standard"><text:a xlink:type="simple" xlink:href="py3o://function=%22o_format_date(detail.from_date,%20lang_code=lang)%22" text:style-name="Internet_20_link" text:visited-style-name="Visited_20_Internet_20_Link"><text:span text:style-name="T45">function="o_format_date(detail.from_date, lang_code=lang)"</text:span></text:a></text:p>
          </table:table-cell>
          <table:table-cell table:style-name="fees_5f_details.A2" office:value-type="string">
            <text:p text:style-name="Standard"><text:a xlink:type="simple" xlink:href="py3o://function=%22o_format_date(detail.to_date,%20lang_code=lang)%22" text:style-name="Internet_20_link" text:visited-style-name="Visited_20_Internet_20_Link"><text:span text:style-name="T45">function="o_format_date(detail.to_date, lang_code=lang)"</text:span></text:a></text:p>
          </table:table-cell>
          <table:table-cell table:style-name="fees_5f_details.A2" office:value-type="string">
            <text:p text:style-name="Standard"><text:a xlink:type="simple" xlink:href="py3o://function=%22detail.fees_definition_line_id.format_fees_amount()%22" text:style-name="Internet_20_link" text:visited-style-name="Visited_20_Internet_20_Link"><text:span text:style-name="T45">function="detail.fees_definition_line_id.format_fees_amount()"</text:span></text:a></text:p>
          </table:table-cell>
        </table:table-row>
        <table:table-row table:style-name="fees_5f_details.1">
          <table:table-cell table:style-name="fees_5f_details.A2" office:value-type="string">
            <text:p text:style-name="P39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</table:table-row>
        <table:table-row table:style-name="fees_5f_details.1">
          <table:table-cell table:style-name="fees_5f_details.A1" table:number-columns-spanned="6" office:value-type="string">
            <text:p text:style-name="P35"><text:span text:style-name="T32">Sub-t</text:span><text:span text:style-name="T31">otal: </text:span><text:a xlink:type="simple" xlink:href="py3o://function=%22o_format_lang(sum(rental_details.mapped('fees')),%20monetary=True,%20currency_obj=user.company_id.currency_id,%20lang_code=lang)%22" text:style-name="Internet_20_link" text:visited-style-name="Visited_20_Internet_20_Link"><text:span text:style-name="T33">function="o_format_lang(sum(rental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31"><text:a xlink:type="simple" xlink:href="py3o://if=%22compensation_details%22" text:style-name="Internet_20_link" text:visited-style-name="Visited_20_Internet_20_Link"><text:span text:style-name="T2">if="compensation_details"</text:span></text:a></text:p>
      <text:h text:style-name="P54" text:outline-level="2"/>
      <text:h text:style-name="P55" text:outline-level="2">Detailed compensations since the beginning of the agreem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45"><text:span text:style-name="T35">Compensation</text:span> <text:span text:style-name="T26">(</text:span><text:span text:style-name="T26"><text:user-field-get text:name="py3o.user.company_id.currency_id.symbol">Company Currency</text:user-field-get></text:span><text:span text:style-name="T26">)</text:span></text:p>
            </table:table-cell>
            <table:table-cell table:style-name="Tableau1.A1" office:value-type="string">
              <text:p text:style-name="P45">Device</text:p>
            </table:table-cell>
            <table:table-cell table:style-name="Tableau1.A1" office:value-type="string">
              <text:p text:style-name="P48">Reason</text:p>
            </table:table-cell>
            <table:table-cell table:style-name="Tableau1.A1" office:value-type="string">
              <text:p text:style-name="P47">Incident dat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34"><text:a xlink:type="simple" xlink:href="py3o://for=%22detail%20in%20compensation_details%22" text:style-name="Internet_20_link" text:visited-style-name="Visited_20_Internet_20_Link"><text:span text:style-name="T27">for="detail in compensation_details"</text:span></text:a></text:p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  <table:table-cell table:style-name="Tableau1.B2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34"><text:a xlink:type="simple" xlink:href="py3o://function=%22o_format_lang(detail.fees,%20monetary=True,%20lang_code=lang)%22" text:style-name="Internet_20_link" text:visited-style-name="Visited_20_Internet_20_Link"><text:span text:style-name="T11">function="o_format_lang(detail.fees, monetary=True, lang_code=lang)"</text:span></text:a></text:p>
          </table:table-cell>
          <table:table-cell table:style-name="Tableau1.A2" office:value-type="string">
            <text:p text:style-name="P24"><text:a xlink:type="simple" xlink:href="py3o://function=%22detail.lot_id.name%22" text:style-name="Internet_20_link" text:visited-style-name="Visited_20_Internet_20_Link"><text:span text:style-name="T45">function="detail.lot_id.name"</text:span></text:a></text:p>
          </table:table-cell>
          <table:table-cell table:style-name="Tableau1.A2" office:value-type="string">
            <text:p text:style-name="P24"><text:a xlink:type="simple" xlink:href="py3o://function=%22dict(detail.fields_get([%22fees_type%22])[%22fees_type%22][%22selection%22])[detail.fees_type]%22" text:style-name="Internet_20_link" text:visited-style-name="Visited_20_Internet_20_Link"><text:span text:style-name="T45">function="dict(detail.fields_get(["fees_type"])["fees_type"]["selection"])[detail.fees_type]"</text:span></text:a></text:p>
          </table:table-cell>
          <table:table-cell table:style-name="Tableau1.A2" office:value-type="string">
            <text:p text:style-name="P24"><text:a xlink:type="simple" xlink:href="py3o://function=%22o_format_date(detail.to_date,%20lang_code=lang)%22" text:style-name="Internet_20_link" text:visited-style-name="Visited_20_Internet_20_Link"><text:span text:style-name="T45">function="o_format_date(detail.to_date, lang_code=lang)"</text:span></text:a></text:p>
          </table:table-cell>
        </table:table-row>
        <table:table-row table:style-name="Tableau1.1">
          <table:table-cell table:style-name="Tableau1.A2" office:value-type="string">
            <text:p text:style-name="P40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</table:table-row>
        <table:table-row table:style-name="Tableau1.1">
          <table:table-cell table:style-name="Tableau1.A1" table:number-columns-spanned="4" office:value-type="string">
            <text:p text:style-name="P34"><text:span text:style-name="T32">Sub-t</text:span><text:span text:style-name="T31">otal: </text:span><text:a xlink:type="simple" xlink:href="py3o://function=%22o_format_lang(sum(compensation_details.mapped('fees')),%20monetary=True,%20currency_obj=user.company_id.currency_id,%20lang_code=lang)%22" text:style-name="Internet_20_link" text:visited-style-name="Visited_20_Internet_20_Link"><text:span text:style-name="T33">function="o_format_lang(sum(compensation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</table:table-row>
      </table:table>
      <text:p text:style-name="P32"><text:a xlink:type="simple" xlink:href="py3o:///if" text:style-name="Internet_20_link" text:visited-style-name="Visited_20_Internet_20_Link"><text:span text:style-name="T2">/if</text:span></text:a></text:p>
      <text:h text:style-name="P54" text:outline-level="2"/>
      <text:h text:style-name="P56" text:outline-level="2">Per device revenues since the beginning of the agreement</text:h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header-rows>
          <table:table-row table:style-name="Tableau3.1">
            <table:table-cell table:style-name="Tableau3.A1" office:value-type="string">
              <text:p text:style-name="P51">Purchase reference – date<text:line-break/>Product details</text:p>
            </table:table-cell>
            <table:table-cell table:style-name="Tableau3.A1" office:value-type="string">
              <text:p text:style-name="P46">Device</text:p>
            </table:table-cell>
            <table:table-cell table:style-name="Tableau3.A1" office:value-type="string">
              <text:p text:style-name="P50"><text:span text:style-name="T42">Standard r</text:span>evenues <text:span text:style-name="T40">(</text:span><text:span text:style-name="T40"><text:user-field-get text:name="py3o.user.company_id.currency_id.symbol">Company Currency</text:user-field-get></text:span><text:span text:style-name="T40">)</text:span></text:p>
            </table:table-cell>
            <table:table-cell table:style-name="Tableau3.A1" office:value-type="string">
              <text:p text:style-name="P49"><text:span text:style-name="T42">Present revenues (</text:span><text:span text:style-name="T42"><text:user-field-get text:name="py3o.user.company_id.currency_id.symbol">Company Currency</text:user-field-get></text:span><text:span text:style-name="T42">)</text:span>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6"><text:a xlink:type="simple" xlink:href="py3o://for=%22(device,%20revenues)%20in%20per_device_revenues.items()%22" text:style-name="Internet_20_link" text:visited-style-name="Visited_20_Internet_20_Link"><text:span text:style-name="T29">for="(device, revenues) in per_device_revenues.items()"</text:span></text:a></text:p>
          </table:table-cell>
          <table:table-cell table:style-name="Tableau3.B2">
            <text:p text:style-name="P7"/>
          </table:table-cell>
          <table:table-cell table:style-name="Tableau3.B2">
            <text:p text:style-name="P7"/>
          </table:table-cell>
          <table:table-cell table:style-name="Tableau3.B2">
            <text:p text:style-name="P7"/>
          </table:table-cell>
        </table:table-row>
        <table:table-row table:style-name="Tableau3.1">
          <table:table-cell table:style-name="Tableau3.A2" office:value-type="string">
            <text:p text:style-name="P43"><text:a xlink:type="simple" xlink:href="py3o://function=%22'%20-%20'.join((revenues[%22purchase%22].partner_ref,%20o_format_date(revenues[%22purchase%22].date_order.date(),%20lang_code=lang)))%22" text:style-name="Internet_20_link" text:visited-style-name="Visited_20_Internet_20_Link"><text:span text:style-name="T43">function="' - '.join((revenues["purchase"].partner_ref, o_format_date(revenues["purchase"].date_order.date(), lang_code=lang)))"</text:span></text:a></text:p>
            <text:p text:style-name="P43"><text:user-field-get text:name="py3o.device.product_id.display_name">Device product detailed name</text:user-field-get></text:p>
          </table:table-cell>
          <table:table-cell table:style-name="Tableau3.A2" office:value-type="string">
            <text:p text:style-name="P43"><text:a xlink:type="simple" xlink:href="py3o://function=%22device.name%22" text:style-name="Internet_20_link" text:visited-style-name="Visited_20_Internet_20_Link"><text:span text:style-name="T12">function="device.name"</text:span></text:a></text:p>
          </table:table-cell>
          <table:table-cell table:style-name="Tableau3.A2" office:value-type="string">
            <text:p text:style-name="P38"><text:a xlink:type="simple" xlink:href="py3o://function=%22o_format_lang(revenues[%22without_agreement%22],%20monetary=True,%20lang_code=lang)%22" text:style-name="Internet_20_link" text:visited-style-name="Visited_20_Internet_20_Link"><text:span text:style-name="T13">function="o_format_lang(revenues["without_agreement"], monetary=True, lang_code=lang)"</text:span></text:a></text:p>
          </table:table-cell>
          <table:table-cell table:style-name="Tableau3.A2" office:value-type="string">
            <text:p text:style-name="P37"><text:a xlink:type="simple" xlink:href="py3o://function=%22o_format_lang(revenues[%22total%22],%20monetary=True,%20lang_code=lang)%22" text:style-name="Internet_20_link" text:visited-style-name="Visited_20_Internet_20_Link"><text:span text:style-name="T12">function="o_format_lang(revenues["total"], monetary=True, lang_code=lang)"</text:span></text:a></text:p>
          </table:table-cell>
        </table:table-row>
        <table:table-row table:style-name="Tableau3.1">
          <table:table-cell table:style-name="Tableau3.A4" office:value-type="string">
            <text:p text:style-name="P41"><text:a xlink:type="simple" xlink:href="py3o:///for" text:style-name="Internet_20_link" text:visited-style-name="Visited_20_Internet_20_Link"><text:span text:style-name="T28">/for</text:span></text:a></text:p>
          </table:table-cell>
          <table:table-cell table:style-name="Tableau3.B4">
            <text:p text:style-name="P4"/>
          </table:table-cell>
          <table:table-cell table:style-name="Tableau3.B4">
            <text:p text:style-name="P4"/>
          </table:table-cell>
          <table:table-cell table:style-name="Tableau3.B4">
            <text:p text:style-name="P4"/>
          </table:table-cell>
        </table:table-row>
        <table:table-row table:style-name="Tableau3.5">
          <table:table-cell table:style-name="Tableau3.A1" office:value-type="string">
            <text:p text:style-name="P42"/>
          </table:table-cell>
          <table:table-cell table:style-name="Tableau3.A1" office:value-type="string">
            <text:p text:style-name="P52">Totals</text:p>
          </table:table-cell>
          <table:table-cell table:style-name="Tableau3.A1" office:value-type="string">
            <text:p text:style-name="P24"><text:a xlink:type="simple" xlink:href="py3o://function=%22o_format_lang(sum(r['without_agreement']%20for%20r%20in%20per_device_revenues.values()),%20monetary=True,%20currency_obj=user.company_id.currency_id,%20lang_code=lang)%22" text:style-name="Internet_20_link" text:visited-style-name="Visited_20_Internet_20_Link"><text:span text:style-name="T14">function="o_format_lang(sum(r['without_agreement'] for r in per_device_revenues.values()), monetary=True, currency_obj=user.company_id.currency_id, lang_code=lang)"</text:span></text:a></text:p>
          </table:table-cell>
          <table:table-cell table:style-name="Tableau3.A1" office:value-type="string">
            <text:p text:style-name="P24"><text:a xlink:type="simple" xlink:href="py3o://function=%22o_format_lang(sum(r['total']%20for%20r%20in%20per_device_revenues.values()),%20monetary=True,%20currency_obj=user.company_id.currency_id,%20lang_code=lang)%22" text:style-name="Internet_20_link" text:visited-style-name="Visited_20_Internet_20_Link"><text:span text:style-name="T14">function="o_format_lang(sum(r['total'] for r in per_device_revenues.values()), monetary=True, currency_obj=user.company_id.currency_id, lang_code=lang)"</text:span></text:a></text:p>
          </table:table-cell>
        </table:table-row>
      </table:table>
      <text:p text:style-name="P30"/>
      <text:p text:style-name="P17"><text:a xlink:type="simple" xlink:href="py3o:///for" text:style-name="Internet_20_link" text:visited-style-name="Visited_20_Internet_20_Link"><text:span text:style-name="T4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align="center" style:justify-single-word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Élégant.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Financier.1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2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3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4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5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6" style:family="table-cell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7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8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9" style:family="table-cell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0" style:family="table-cell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1" style:family="table-cell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2" style:family="table-cell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3" style:family="table-cell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4" style:family="table-cell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er.15" style:family="table-cell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er.16" style:family="table-cell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  <table:table-template table:name="Financial" table:first-row-end-column="row" table:first-row-start-column="row" table:last-row-end-column="row" table:last-row-start-column="row">
      <table:first-row table:style-name="Financier.1"/>
      <table:last-row table:style-name="Financier.2"/>
      <table:first-column table:style-name="Financier.3"/>
      <table:last-column table:style-name="Financier.4"/>
      <table:body table:style-name="Financier.9"/>
      <table:even-rows table:style-name="Financier.5"/>
      <table:odd-rows table:style-name="Financier.6"/>
      <table:even-columns table:style-name="Financier.7"/>
      <table:odd-columns table:style-name="Financier.8"/>
      <table:background table:style-name="Financier.10"/>
      <loext:first-row-even-column table:style-name="Financier.15"/>
      <loext:last-row-even-column table:style-name="Financier.16"/>
      <loext:first-row-end-column table:style-name="Financier.12"/>
      <loext:first-row-start-column table:style-name="Financier.11"/>
      <loext:last-row-end-column table:style-name="Financier.14"/>
      <loext:last-row-start-column table:style-name="Financier.13"/>
    </table:table-template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203af8c" officeooo:paragraph-rsid="0203af8c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1541986"/>
    </style:style>
    <style:style style:name="MT3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2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2">-</text:span> <text:user-field-get text:name="py3o.user.company_id.country_id.name">Company Country</text:user-field-get><text:span text:style-name="MT3"><text:s/>- </text:span><text:span text:style-name="MT3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3">RCS : </text:span><text:span text:style-name="MT3"><text:user-field-get text:name="py3o.user.company_id.company_registry">Company Registry</text:user-field-get></text:span><text:span text:style-name="MT3"><text:s/>- </text:span>TVA : <text:user-field-get text:name="py3o.user.company_id.vat">Company VAT</text:user-field-get></text:p>
        <text:p text:style-name="MP6"/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11-16T10:41:42.427012000</dc:date>
    <meta:editing-duration>P1DT19H11S</meta:editing-duration>
    <meta:editing-cycles>593</meta:editing-cycles>
    <meta:generator>LibreOffice/6.1.5.2$Linux_X86_64 LibreOffice_project/10$Build-2</meta:generator>
    <meta:document-statistic meta:table-count="5" meta:image-count="0" meta:object-count="0" meta:page-count="3" meta:paragraph-count="74" meta:word-count="240" meta:character-count="3255" meta:non-whitespace-character-count="3086"/>
  </office:meta>
</office:document-meta>
</file>